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002eb5"/>
    </style:style>
    <style:style style:name="T2" style:family="text">
      <style:text-properties fo:font-size="20pt" style:font-size-asian="20pt" style:font-size-complex="20pt"/>
    </style:style>
    <style:style style:name="T3" style:family="text">
      <style:text-properties fo:font-size="20pt" fo:font-weight="bold" style:font-size-asian="20pt" style:font-weight-asian="bold" style:font-size-complex="2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19"/><text:span text:style-name="T3">Understanding the Audience</text:span></text:p>
      <text:p text:style-name="Standard"/>
      <text:p text:style-name="Standard"><text:s text:c="10"/>Why is it important to understand your audience when pitching a software project? How can you tailor your pitch to different types of stakeholders (e.g., investors, technical team, customers)? <text:s text:c="9"/></text:p>
      <text:p text:style-name="Standard"/>
      <text:p text:style-name="Standard">Understanding your audience is crucial because different stakeholders have varying priorities, interests, and levels of technical knowledge. Tailoring your pitch ensures that you address their specific concerns and interests, making your presentation more effective and persuasive.</text:p>
      <text:p text:style-name="Standard"/>
      <text:p text:style-name="Standard">- <text:s text:c="10"/>Investors: <text:s text:c="10"/>Focus on the return on investment (ROI), market opportunity, financial projections, and the business model. Highlight the potential for growth and profitability.</text:p>
      <text:p text:style-name="Standard">- <text:s text:c="10"/>Technical Team: <text:s text:c="10"/>Emphasize the technical aspects, feasibility, architecture, and development process. Discuss technical challenges and solutions.</text:p>
      <text:p text:style-name="Standard">- <text:s text:c="10"/>Customers: <text:s text:c="10"/>Concentrate on the problem your software solves, the benefits, user experience, and how it improves their lives or business operations.</text:p>
      <text:p text:style-name="Standard"/>
      <text:p text:style-name="Standard"><text:s text:c="19"/>Problem Statement</text:p>
      <text:p text:style-name="Standard"/>
      <text:p text:style-name="Standard"><text:s text:c="10"/>Describe the importance of a clear problem statement in a software project pitch. How do you effectively communicate the problem your software aims to solve? <text:s text:c="9"/></text:p>
      <text:p text:style-name="Standard"/>
      <text:p text:style-name="Standard">A clear problem statement is vital as it sets the context for your solution, making it easier for the audience to understand the need for your software. It should be concise, specific, and relatable.</text:p>
      <text:p text:style-name="Standard"/>
      <text:p text:style-name="Standard"><text:s text:c="10"/>Effective Communication: <text:s text:c="9"/></text:p>
      <text:p text:style-name="Standard">1. <text:s text:c="10"/>Identify the problem: <text:s text:c="10"/>Clearly define what the issue is.</text:p>
      <text:p text:style-name="Standard">2. <text:s text:c="10"/>Highlight the impact: <text:s text:c="10"/>Explain who is affected and how.</text:p>
      <text:p text:style-name="Standard">3. <text:s text:c="10"/>Use data: <text:s text:c="10"/>Provide statistics or examples to support your claims.</text:p>
      <text:p text:style-name="Standard"/>
      <text:p text:style-name="Standard"><text:s text:c="10"/>Example: <text:s text:c="10"/>"Small businesses struggle with managing customer relationships due to fragmented communication channels, leading to lost sales opportunities and reduced customer satisfaction."</text:p>
      <text:p text:style-name="Standard"/>
      <text:p text:style-name="Standard"><text:s text:c="19"/>Solution Description</text:p>
      <text:p text:style-name="Standard"/>
      <text:p text:style-name="Standard"><text:s text:c="10"/>What key elements should be included when describing the solution in your pitch? Provide an example of a concise and compelling solution description. <text:s text:c="9"/></text:p>
      <text:p text:style-name="Standard"/>
      <text:p text:style-name="Standard">Key elements:</text:p>
      <text:p text:style-name="Standard">1. Overview: <text:s text:c="10"/>Briefly describe what your software does.</text:p>
      <text:p text:style-name="Standard">2 .Features: <text:s text:c="10"/>Highlight key functionalities.</text:p>
      <text:p text:style-name="Standard">3. <text:s/>Benefits: <text:s text:c="10"/>Explain how it solves the problem and the advantages it offers.</text:p>
      <text:p text:style-name="Standard">4. <text:s text:c="2"/>Differentiation: <text:s text:c="10"/>Mention any unique aspects that set it apart from competitors.</text:p>
      <text:p text:style-name="Standard"/>
      <text:p text:style-name="Standard"><text:s text:c="10"/>Example: <text:s text:c="10"/>"Our software, BizConnect, consolidates all customer interactions into a single platform, enabling small businesses to manage relationships more efficiently. With features like automated follow-ups, detailed analytics, and multi-channel support, BizConnect helps increase customer satisfaction and boost sales by 20%."</text:p>
      <text:p text:style-name="Standard"/>
      <text:p text:style-name="Standard"><text:s text:c="19"/>Market Analysis</text:p>
      <text:p text:style-name="Standard"/>
      <text:p text:style-name="Standard"><text:soft-page-break/><text:s text:c="10"/>Why is market analysis crucial in a software project pitch? What kind of market information should you include to strengthen your pitch? <text:s text:c="9"/></text:p>
      <text:p text:style-name="Standard"/>
      <text:p text:style-name="Standard">Market analysis demonstrates the demand for your product and its potential for success. It helps convince stakeholders that there is a viable market opportunity.</text:p>
      <text:p text:style-name="Standard"/>
      <text:p text:style-name="Standard"><text:s text:c="10"/>Include: <text:s text:c="9"/></text:p>
      <text:p text:style-name="Standard">1. <text:s/>Market size: <text:s text:c="10"/>Overall market and target segment.</text:p>
      <text:p text:style-name="Standard">2. <text:s/>Growth trends: <text:s text:c="10"/>Industry growth rates and projections.</text:p>
      <text:p text:style-name="Standard">3. <text:s/>Competitor analysis: <text:s text:c="10"/>Key players, their strengths, and weaknesses.</text:p>
      <text:p text:style-name="Standard">4. <text:s text:c="2"/>Target audience: <text:s text:c="10"/>Detailed demographics and psychographics.</text:p>
      <text:p text:style-name="Standard"/>
      <text:p text:style-name="Standard"><text:s text:c="19"/>Unique Selling Proposition (USP)</text:p>
      <text:p text:style-name="Standard"/>
      <text:p text:style-name="Standard"><text:s text:c="10"/>Explain the concept of a Unique Selling Proposition (USP). How do you identify and articulate your software project <text:s text:c="6"/>s USP in your pitch? <text:s text:c="9"/></text:p>
      <text:p text:style-name="Standard"/>
      <text:p text:style-name="Standard">A USP is a distinct feature or benefit that sets your product apart from competitors. It should be something that is highly valued by your target audience and not easily replicated.</text:p>
      <text:p text:style-name="Standard"/>
      <text:p text:style-name="Standard"><text:s text:c="10"/>Identify USP: <text:s text:c="9"/></text:p>
      <text:p text:style-name="Standard">1. Analyze competitors: <text:s text:c="10"/>Understand their offerings.</text:p>
      <text:p text:style-name="Standard">2. Customer feedback: <text:s text:c="10"/>Identify what customers value most.</text:p>
      <text:p text:style-name="Standard">3. Feature comparison: <text:s text:c="10"/>Determine what unique advantage your product offers.</text:p>
      <text:p text:style-name="Standard"/>
      <text:p text:style-name="Standard"><text:s text:c="10"/>Articulate USP: <text:s text:c="9"/></text:p>
      <text:p text:style-name="Standard">1. Be specific: <text:s text:c="10"/>Clearly state what makes your product unique.</text:p>
      <text:p text:style-name="Standard">2. Highlight benefits: <text:s text:c="10"/>Explain how this uniqueness benefits the user.</text:p>
      <text:p text:style-name="Standard">3. Provide proof: <text:s text:c="10"/>Use testimonials, case studies, or data to support your claims.</text:p>
      <text:p text:style-name="Standard"/>
      <text:p text:style-name="Standard"><text:s text:c="10"/>Example: <text:s text:c="10"/>"BizConnect <text:s text:c="6"/>s AI-driven analytics provide actionable insights into customer behavior that no other platform offers, helping businesses tailor their approach and increase retention rates by 30%."</text:p>
      <text:p text:style-name="Standard"/>
      <text:p text:style-name="Standard"><text:s text:c="19"/>Technical Feasibility</text:p>
      <text:p text:style-name="Standard"/>
      <text:p text:style-name="Standard"><text:s text:c="10"/>How do you address technical feasibility in your pitch? What details should you include to assure stakeholders of your project <text:s text:c="6"/>s technical viability? <text:s text:c="9"/></text:p>
      <text:p text:style-name="Standard"/>
      <text:p text:style-name="Standard">Addressing technical feasibility involves demonstrating that your project can be built and will work as intended.</text:p>
      <text:p text:style-name="Standard"/>
      <text:p text:style-name="Standard"><text:s text:c="10"/>Include: <text:s text:c="9"/></text:p>
      <text:p text:style-name="Standard">1. Technology stack: <text:s text:c="10"/>Tools and technologies you <text:s text:c="6"/>ll use.</text:p>
      <text:p text:style-name="Standard">2. Development team: <text:s text:c="10"/>Skills and experience of your team.</text:p>
      <text:p text:style-name="Standard">3. Architecture: <text:s text:c="10"/>Overview of the system architecture.</text:p>
      <text:p text:style-name="Standard">4. Prototyping: <text:s text:c="10"/>Any existing prototypes or MVPs.</text:p>
      <text:p text:style-name="Standard">5. Scalability: <text:s text:c="10"/>Plan for scaling the solution.</text:p>
      <text:p text:style-name="Standard"/>
      <text:p text:style-name="Standard"><text:s text:c="19"/>Business Model</text:p>
      <text:p text:style-name="Standard"/>
      <text:p text:style-name="Standard"><text:soft-page-break/><text:s text:c="10"/>Describe the components of a business model that should be presented in a software project pitch. How does a well-defined business model benefit your pitch? <text:s text:c="9"/></text:p>
      <text:p text:style-name="Standard"/>
      <text:p text:style-name="Standard">Components:</text:p>
      <text:p text:style-name="Standard">1. Revenue streams: <text:s text:c="10"/>How the software will make money (e.g., subscriptions, licenses).</text:p>
      <text:p text:style-name="Standard">2. Cost structure: <text:s text:c="10"/>Key costs involved in development and operations.</text:p>
      <text:p text:style-name="Standard">3. <text:s/>Customer segments: <text:s text:c="10"/>Who your customers are.</text:p>
      <text:p text:style-name="Standard">4. <text:s/>Value proposition: <text:s text:c="10"/>The unique value your product offers.</text:p>
      <text:p text:style-name="Standard">5. <text:s/>Channels: <text:s text:c="10"/>How you will reach and deliver your product to customers.</text:p>
      <text:p text:style-name="Standard">6. <text:s/><text:span text:style-name="T1">cust</text:span>omer relationships: <text:s text:c="10"/>How you will interact with customers.</text:p>
      <text:p text:style-name="Standard">7. <text:s/>Key activities, resources, and partners: <text:s text:c="10"/>Essential activities, resources, and partnerships.</text:p>
      <text:p text:style-name="Standard"/>
      <text:p text:style-name="Standard">A well-defined business model benefits your pitch by demonstrating that you have a clear plan for generating revenue and managing costs, which increases investor confidence.</text:p>
      <text:p text:style-name="Standard"/>
      <text:p text:style-name="Standard"><text:s text:c="19"/>Implementation Plan</text:p>
      <text:p text:style-name="Standard"/>
      <text:p text:style-name="Standard"><text:s text:c="10"/>What should be included in the implementation plan section of your pitch? Why is it important to outline a clear implementation strategy? <text:s text:c="9"/></text:p>
      <text:p text:style-name="Standard"/>
      <text:p text:style-name="Standard">Include:</text:p>
      <text:p text:style-name="Standard">1. Timeline: <text:s text:c="10"/>Key milestones and deadlines.</text:p>
      <text:p text:style-name="Standard">2. <text:s/>Resources: <text:s text:c="10"/>Required resources (team, tools, budget).</text:p>
      <text:p text:style-name="Standard">3. Tasks: <text:s text:c="10"/>Specific tasks and who will perform them.</text:p>
      <text:p text:style-name="Standard">4. <text:span text:style-name="T1">R</text:span>isks: <text:s text:c="10"/>Potential risks and mitigation strategies.</text:p>
      <text:p text:style-name="Standard">5. <text:s/><text:span text:style-name="T1">T</text:span>esting and QA: <text:s text:c="10"/>Plans for testing and quality assurance.</text:p>
      <text:p text:style-name="Standard"/>
      <text:p text:style-name="Standard">A clear implementation strategy is important because it shows that you have a realistic and detailed plan for bringing your project to life, which reassures stakeholders of your ability to execute.</text:p>
      <text:p text:style-name="Standard"/>
      <text:p text:style-name="Standard"><text:s text:c="19"/>Financial Projections</text:p>
      <text:p text:style-name="Standard"/>
      <text:p text:style-name="Standard"><text:s text:c="10"/>How do you create and present financial projections in your pitch? What financial information is critical to include to attract potential investors? <text:s text:c="9"/></text:p>
      <text:p text:style-name="Standard"/>
      <text:p text:style-name="Standard">Create and present financial projections by:</text:p>
      <text:p text:style-name="Standard">1. Using historical data: <text:s text:c="10"/>If available, use past performance to forecast future revenue and expenses.</text:p>
      <text:p text:style-name="Standard">2. Market research: <text:s text:c="10"/>Use industry benchmarks and market analysis.</text:p>
      <text:p text:style-name="Standard">3. <text:s/>Detailed assumptions: <text:s text:c="10"/>Clearly state assumptions used in projections.</text:p>
      <text:p text:style-name="Standard"/>
      <text:p text:style-name="Standard"><text:s text:c="10"/>Critical Information: <text:s text:c="9"/></text:p>
      <text:p text:style-name="Standard">1. Revenue forecasts: <text:s text:c="10"/>Projected income over time.</text:p>
      <text:p text:style-name="Standard">2. Expense forecasts: <text:s text:c="10"/>Projected costs over time.</text:p>
      <text:p text:style-name="Standard">3. Break-even analysis: <text:s text:c="10"/>When you expect to become profitable.</text:p>
      <text:p text:style-name="Standard">4. Cash flow statement: <text:s text:c="10"/>Expected cash inflows and outflows.</text:p>
      <text:p text:style-name="Standard">5. Profit and loss statement: <text:s text:c="10"/>Projected profits and losses.</text:p>
      <text:p text:style-name="Standard"/>
      <text:p text:style-name="Standard"><text:s text:c="19"/>Call to Action</text:p>
      <text:p text:style-name="Standard"/>
      <text:p text:style-name="Standard"><text:s text:c="10"/>What is a call to action in the context of a software project pitch? Provide examples of effective calls to action that can be used to close your pitch. <text:s text:c="9"/></text:p>
      <text:p text:style-name="Standard"><text:soft-page-break/></text:p>
      <text:p text:style-name="Standard">A call to action (CTA) is a prompt that encourages your audience to take a specific action after your pitch.</text:p>
      <text:p text:style-name="Standard"/>
      <text:p text:style-name="Standard"><text:s text:c="10"/>Examples: <text:s text:c="9"/></text:p>
      <text:p text:style-name="Standard">- <text:s text:c="10"/>Investors: <text:s text:c="10"/>"Join us in revolutionizing customer relationship management by investing in BizConnect. Let <text:s text:c="6"/>s schedule a follow-up meeting to discuss the investment details."</text:p>
      <text:p text:style-name="Standard">- <text:s text:c="10"/>Customers: <text:s text:c="10"/>"Sign up for our beta program today and experience firsthand how BizConnect can transform your business."</text:p>
      <text:p text:style-name="Standard">- <text:s text:c="10"/>Technical team: <text:s text:c="10"/>"Let <text:s text:c="6"/>s collaborate to build the next-generation CRM. Contact us to join our development team and contribute to this innovative project."</text:p>
      <text:p text:style-name="Standard"/>
      <text:p text:style-name="Standard">A strong CTA provides a clear next step and encourages immediate engage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0T09:22:00.962584234</meta:creation-date>
    <dc:date>2024-07-20T09:28:09.567135319</dc:date>
    <meta:editing-duration>PT6M9S</meta:editing-duration>
    <meta:editing-cycles>1</meta:editing-cycles>
    <meta:document-statistic meta:table-count="0" meta:image-count="0" meta:object-count="0" meta:page-count="4" meta:paragraph-count="91" meta:word-count="1115" meta:character-count="8795" meta:non-whitespace-character-count="6559"/>
    <meta:generator>LibreOffice/24.2.4.2$Linux_X86_64 LibreOffice_project/420$Build-2</meta:generator>
  </office:meta>
</office:document-meta>
</file>